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ules</text:h>
      <text:p text:style-name="Text_20_body">Cluedo is a popular murder/mystery-themed deduction board game. The object of the game is for players to collect clues from which to deduce which suspect murdered the game's perpetual victim: Dr. Black, and with which weapon and in what room. There are hand cards for each of the 6 possible suspects, 6 possible weapons and 9 possible rooms. At the beginning of play, three cards — one suspect, one weapon, and one room card — are chosen at random and put into a special envelope, so that no one can see them. These cards represent the facts of the case. The remainder of the cards are distributed among the players. In the course of determining the details of the murder, players announce suggestions to the other players, for example, "I suggest it was Professor Plum, in the Library, with the candlestick." The other players must then disprove the suggestion, if they can. This is done in clockwise order around the board. A suggestion is disproved by showing a card containing one of the suggestion components (for example, Professor Plum) to the player making the suggestion, as this proves that the card cannot be in the envelope. Showing the card to the suggesting player is done in secret so the other players may not see which card is being used to disprove the suggestion. Once a suggestion has been disproved, the player's turn ends and moves on to the next player. Once a player has sufficiently narrowed the solution, that player can make an accusation and name the tree elements in the envelope. The player wins if the accusation is correct, otherwise (s)he looses the game.</text:p>
      <text:h text:style-name="Heading_20_2" text:outline-level="2">Card Tracking</text:h>
      <text:p text:style-name="Text_20_body"><text:span text:style-name="T1">Problem</text:span>: We gain knowledge about other player's hand cards when (s)he shows us a hand card (positive) or s(he) can not disprove a suggestion (3 times negative). This knowledge is used to infer further hand cards and exclude them from the search space of possible solution combinations.</text:p>
      <text:p text:style-name="Text_20_body"><text:span text:style-name="T1">Our Approach</text:span>: Let opponent i have n_i hand cards. We maintain the sets of certain cards C_i and the set of possible hand cards P_i. If |C_i| + |P_i| = n_i, we add all possible hand cards to the set of certain hand cards. If |C_i| = n_i, there is no space left for possible hand cards and we clear P_i (P_i&lt;-{}). If a new certain hand card is added, it is excluded from the possible hand cards of other players and the search space.</text:p>
      <text:h text:style-name="Heading_20_2" text:outline-level="2">CNF Reasoning</text:h>
      <text:p text:style-name="Text_20_body"><text:span text:style-name="T1">Problem</text:span>: If a opponent i shows another opponent j a card, we can not identify this card directly since it is hidden from us. However, we know that i has at least one of the cards mentioned in j's suggestion. We use this in combination with card tracking to infer even more hand cards.</text:p>
      <text:p text:style-name="Text_20_body"><text:span text:style-name="T1">Our Approach</text:span>: We maintain a CNF for each opponent and add clauses when (s)he shows a card hidden from us. For example if opponent i disproves the suggestion “Mrs. White with the dagger in the kitchen” and “Prof. Bloom with the dagger in the hall”, we generate the CNF (W v D v K)^(B v D v H). If then this player cannot disprove the suggestion “Reverent Green with the dagger in the hall”, (s)he has none of these cards and we update the CNF to (W v K)^(B). Single literal clauses are new certain hand cards, so we infer that opponent I has Prof. Bloom on the hand and exclude Prof. Bloom from the set of possible hand cards of other opponents and from the search space.</text:p>
      <text:h text:style-name="Heading_20_2" text:outline-level="2">Card Ranking</text:h>
      <text:p text:style-name="Text_20_body"><text:span text:style-name="T1">Problem</text:span>: Our suggestions should contain only cards in the search space (thus not certainly on opponent's hands), because otherwise the suggestion will be disproved by opponents without gaining knowledge. However, some of these cards are favorable as they are more likely to be in the envelope.</text:p>
      <text:p text:style-name="Text_20_body"><text:soft-page-break/><text:span text:style-name="T1">Our Approach</text:span>: We rank each card in the search space. We decrease the rank if the card occurs in the set of possible hand cards of a player. We decrease it as well if it is frequent in an opponent's CNF. The nearer the player sits, the more we decrease. Then we combine the highest ranked cards in our suggestion.</text:p>
      <text:h text:style-name="Heading_20_2" text:outline-level="2">Graphical User Interface</text:h>
      <text:p text:style-name="Text_20_body">We created a graphical user interface which visualizes our approaches from the agents point of view. It illustrates the reasoning processes move by move by displaying the sets of certain and possible hand cards and the CNF for each opponent.</text:p>
      <text:h text:style-name="Heading_20_2" text:outline-level="2">Evaluation</text:h>
      <text:p text:style-name="Text_20_body">To evaluate our work we conducted experiments with different number of AI players on different AI levels playing against each other and recorded the round in which the first player solved. Figure illustrates the average end round of 100000 plays over the number of players in the game and their AI levels. The diagram shows that the more agents play, the slower simple agents like AI-0, AI-1, or AI-3 solve the case because they have fewer hand cards. However, agents using CNF reasoning (AI-5 and AI-7) benefit from a increasing number of opponents since there are more suggestions and thus more opportunities to extend the CNFs each round. Furthermore the diagram shows, that in a 6 players game, our techniques reduce the average number of rounds very significantly by <text:span text:style-name="T1">more than 50% over a basic AI implementation</text:span> (AI-0). Figure 2 shows the histograms for 5 players. We observe that the values of simple agents not only have a high average, but they vary significantly more then those of sophisticated AI agents. We conclude that AI-7 agents solve constantly very fast while the performance of simpler agents is highly dependent on the initial random hand card distribution. Apparently the distributions of all experiments approximate a Gaussian bell curve.</text:p>
      <text:h text:style-name="Heading_20_2" text:outline-level="2">Conclusion</text:h>
      <text:p text:style-name="Text_20_body">Our evaluation shows that we succeeded to develop an intelligent agent for the board game Cluedo. Using techniques like Hand Card Tracking, Card Ranking, and CNF Reasoning we outperform a basic agent implementation by over 50% and solve very quickly (average 4.2 round) in a 6 player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2-01-05T00:08:44</meta:creation-date>
    <dc:date>2012-01-06T03:09:28</dc:date>
    <dc:creator>felix </dc:creator>
    <meta:editing-duration>PT3H28M57S</meta:editing-duration>
    <meta:editing-cycles>7</meta:editing-cycles>
    <meta:generator>LibreOffice/3.4$Linux LibreOffice_project/340m1$Build-402</meta:generator>
    <meta:document-statistic meta:table-count="0" meta:image-count="0" meta:object-count="0" meta:page-count="2" meta:paragraph-count="17" meta:word-count="1002" meta:character-count="5740" meta:non-whitespace-character-count="4755"/>
  </office:meta>
</office:document-meta>
</file>